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25-01-29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24-01-02 0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23-01-25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22-09-14 0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22-02-01 0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21-03-02 0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20-09-3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20-01-28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19-09-16 0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19-05-0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19-01-28 1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18-09-05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18-05-02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18-01-08 0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17-10-03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17-05-1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17-01-10 0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16-10-0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16-05-0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16-01-28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15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15-05-1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15-02-03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14-09-10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14-05-2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14-02-24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13-11-06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0</text:p>
          </table:table-cell>
          <table:table-cell office:value-type="string" calcext:value-type="string">
            <text:p>GARWELL-160</text:p>
          </table:table-cell>
          <table:table-cell office:value-type="string" calcext:value-type="string">
            <text:p>2013-09-25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